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fea" officeooo:paragraph-rsid="00147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1:57:51.097972650</meta:creation-date>
    <dc:date>2017-02-03T11:58:00.673723410</dc:date>
    <meta:editing-duration>PT12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5.2.2.2$Linux_X86_64 LibreOffice_project/20m0$Build-2</meta:generator>
  </office:meta>
</office:document-meta>
</file>